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7in" table:align="margins" style:writing-mode="lr-tb"/>
    </style:style>
    <style:style style:name="Table1.A" style:family="table-column">
      <style:table-column-properties style:column-width="1.1271in" style:rel-column-width="1623*"/>
    </style:style>
    <style:style style:name="Table1.B" style:family="table-column">
      <style:table-column-properties style:column-width="1.9319in" style:rel-column-width="2782*"/>
    </style:style>
    <style:style style:name="Table1.C" style:family="table-column">
      <style:table-column-properties style:column-width="2.1306in" style:rel-column-width="3068*"/>
    </style:style>
    <style:style style:name="Table1.D" style:family="table-column">
      <style:table-column-properties style:column-width="1.5104in" style:rel-column-width="217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in" table:align="margins" style:writing-mode="lr-tb"/>
    </style:style>
    <style:style style:name="Table2.A" style:family="table-column">
      <style:table-column-properties style:column-width="2.233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.0835in" loext:contextual-spacing="tru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21bbcd"/>
    </style:style>
    <style:style style:name="P4" style:family="paragraph" style:parent-style-name="Text_20_body">
      <style:text-properties officeooo:paragraph-rsid="002463e6"/>
    </style:style>
    <style:style style:name="P5" style:family="paragraph" style:parent-style-name="Text_20_body">
      <style:text-properties officeooo:paragraph-rsid="002719df"/>
    </style:style>
    <style:style style:name="P6" style:family="paragraph" style:parent-style-name="Text_20_body">
      <style:text-properties officeooo:paragraph-rsid="00283927"/>
    </style:style>
    <style:style style:name="P7" style:family="paragraph" style:parent-style-name="Text_20_body">
      <style:text-properties officeooo:rsid="002463e6" officeooo:paragraph-rsid="002463e6"/>
    </style:style>
    <style:style style:name="P8" style:family="paragraph" style:parent-style-name="Text_20_body">
      <style:text-properties officeooo:rsid="002463e6" officeooo:paragraph-rsid="00297984"/>
    </style:style>
    <style:style style:name="P9" style:family="paragraph" style:parent-style-name="Text_20_body">
      <style:text-properties officeooo:rsid="002463e6" officeooo:paragraph-rsid="002719df"/>
    </style:style>
    <style:style style:name="P10" style:family="paragraph" style:parent-style-name="Text_20_body">
      <style:text-properties officeooo:rsid="0024d360" officeooo:paragraph-rsid="00283927"/>
    </style:style>
    <style:style style:name="P11" style:family="paragraph" style:parent-style-name="Text_20_body">
      <style:text-properties officeooo:rsid="0026aca2" officeooo:paragraph-rsid="0026aca2"/>
    </style:style>
    <style:style style:name="P12" style:family="paragraph" style:parent-style-name="Text_20_body">
      <style:text-properties officeooo:rsid="002719df" officeooo:paragraph-rsid="002719df"/>
    </style:style>
    <style:style style:name="P13" style:family="paragraph" style:parent-style-name="Text_20_body">
      <style:text-properties officeooo:rsid="00283927" officeooo:paragraph-rsid="00283927"/>
    </style:style>
    <style:style style:name="P14" style:family="paragraph" style:parent-style-name="Text_20_body">
      <style:text-properties officeooo:rsid="00283927" officeooo:paragraph-rsid="00299168"/>
    </style:style>
    <style:style style:name="P15" style:family="paragraph" style:parent-style-name="Text_20_body">
      <style:text-properties officeooo:rsid="002c7909" officeooo:paragraph-rsid="002c7909"/>
    </style:style>
    <style:style style:name="P16" style:family="paragraph" style:parent-style-name="Text_20_body">
      <style:text-properties officeooo:rsid="0021bbcd" officeooo:paragraph-rsid="0021bbcd"/>
    </style:style>
    <style:style style:name="P17" style:family="paragraph" style:parent-style-name="Text_20_body">
      <style:text-properties officeooo:rsid="00293e74" officeooo:paragraph-rsid="00293e74"/>
    </style:style>
    <style:style style:name="P18" style:family="paragraph" style:parent-style-name="Text_20_body">
      <style:text-properties officeooo:rsid="002fce27" officeooo:paragraph-rsid="002fce27"/>
    </style:style>
    <style:style style:name="P19" style:family="paragraph" style:parent-style-name="Text_20_body">
      <style:text-properties style:font-name="Arial" fo:font-size="12pt" style:font-size-asian="12pt" style:font-size-complex="12pt"/>
    </style:style>
    <style:style style:name="P20" style:family="paragraph" style:parent-style-name="Text_20_body">
      <style:text-properties officeooo:rsid="0036b17a" officeooo:paragraph-rsid="0036b17a"/>
    </style:style>
    <style:style style:name="P21" style:family="paragraph" style:parent-style-name="Text_20_body">
      <style:text-properties officeooo:rsid="0036b17a" officeooo:paragraph-rsid="00397448"/>
    </style:style>
    <style:style style:name="P22" style:family="paragraph" style:parent-style-name="Text_20_body">
      <style:text-properties officeooo:rsid="003afafb" officeooo:paragraph-rsid="003afafb"/>
    </style:style>
    <style:style style:name="P23" style:family="paragraph" style:parent-style-name="Text_20_body">
      <style:text-properties officeooo:rsid="003afafb" officeooo:paragraph-rsid="004f9a98"/>
    </style:style>
    <style:style style:name="P24" style:family="paragraph" style:parent-style-name="Text_20_body">
      <style:text-properties officeooo:rsid="003afafb" officeooo:paragraph-rsid="00533396"/>
    </style:style>
    <style:style style:name="P25" style:family="paragraph" style:parent-style-name="Text_20_body">
      <style:text-properties officeooo:rsid="003afafb" officeooo:paragraph-rsid="0054783e"/>
    </style:style>
    <style:style style:name="P26" style:family="paragraph" style:parent-style-name="Text_20_body">
      <style:text-properties officeooo:rsid="003ca35c" officeooo:paragraph-rsid="004666e7"/>
    </style:style>
    <style:style style:name="P27" style:family="paragraph" style:parent-style-name="Text_20_body">
      <style:text-properties officeooo:rsid="003e6df2" officeooo:paragraph-rsid="00441eb9"/>
    </style:style>
    <style:style style:name="P28" style:family="paragraph" style:parent-style-name="Text_20_body">
      <style:text-properties officeooo:rsid="003e6df2" officeooo:paragraph-rsid="00561cfd"/>
    </style:style>
    <style:style style:name="P29" style:family="paragraph" style:parent-style-name="Text_20_body">
      <style:text-properties officeooo:rsid="003e6df2" officeooo:paragraph-rsid="0056f1bd"/>
    </style:style>
    <style:style style:name="P30" style:family="paragraph" style:parent-style-name="Text_20_body">
      <style:text-properties officeooo:rsid="00441eb9" officeooo:paragraph-rsid="00441eb9"/>
    </style:style>
    <style:style style:name="P31" style:family="paragraph" style:parent-style-name="Text_20_body">
      <style:text-properties officeooo:rsid="0044a4c6" officeooo:paragraph-rsid="0044a4c6"/>
    </style:style>
    <style:style style:name="P32" style:family="paragraph" style:parent-style-name="Text_20_body">
      <style:text-properties officeooo:rsid="0044a4c6" officeooo:paragraph-rsid="0044b284"/>
    </style:style>
    <style:style style:name="P33" style:family="paragraph" style:parent-style-name="Text_20_body">
      <style:text-properties officeooo:rsid="00297984" officeooo:paragraph-rsid="00297984"/>
    </style:style>
    <style:style style:name="P34" style:family="paragraph" style:parent-style-name="Text_20_body">
      <style:text-properties officeooo:rsid="004666e7" officeooo:paragraph-rsid="004666e7"/>
    </style:style>
    <style:style style:name="P35" style:family="paragraph" style:parent-style-name="Text_20_body">
      <style:text-properties officeooo:rsid="00469347" officeooo:paragraph-rsid="00469347"/>
    </style:style>
    <style:style style:name="P36" style:family="paragraph" style:parent-style-name="Text_20_body">
      <style:text-properties officeooo:rsid="0050f1c2" officeooo:paragraph-rsid="0050f1c2"/>
    </style:style>
    <style:style style:name="P37" style:family="paragraph" style:parent-style-name="Text_20_body">
      <style:text-properties officeooo:rsid="005c005a" officeooo:paragraph-rsid="005c005a"/>
    </style:style>
    <style:style style:name="P38" style:family="paragraph" style:parent-style-name="Standard">
      <style:text-properties officeooo:rsid="002e1fa6" officeooo:paragraph-rsid="002e1fa6"/>
    </style:style>
    <style:style style:name="P39" style:family="paragraph" style:parent-style-name="Standard">
      <style:text-properties officeooo:rsid="002e1fa6" officeooo:paragraph-rsid="002f30cc"/>
    </style:style>
    <style:style style:name="P40" style:family="paragraph" style:parent-style-name="Standard">
      <style:text-properties fo:font-size="12pt" style:font-size-asian="12pt" style:font-size-complex="12pt"/>
    </style:style>
    <style:style style:name="P41" style:family="paragraph" style:parent-style-name="Standard">
      <style:text-properties fo:font-size="12pt" officeooo:rsid="0044a4c6" officeooo:paragraph-rsid="0044a4c6" style:font-size-asian="12pt" style:font-size-complex="12pt"/>
    </style:style>
    <style:style style:name="P42" style:family="paragraph" style:parent-style-name="Text_20_body">
      <style:paragraph-properties fo:break-before="page"/>
      <style:text-properties officeooo:rsid="005c005a" officeooo:paragraph-rsid="005c005a"/>
    </style:style>
    <style:style style:name="P43" style:family="paragraph" style:parent-style-name="Heading_20_2">
      <style:text-properties officeooo:rsid="002f30cc" officeooo:paragraph-rsid="002f30cc"/>
    </style:style>
    <style:style style:name="P44" style:family="paragraph" style:parent-style-name="Heading_20_2" style:list-style-name="">
      <style:paragraph-properties fo:text-align="start" style:justify-single-word="false" fo:orphans="2" fo:widows="2" fo:hyphenation-ladder-count="no-limit"/>
      <style:text-properties officeooo:rsid="003afafb" officeooo:paragraph-rsid="003afafb" fo:hyphenate="false" fo:hyphenation-remain-char-count="2" fo:hyphenation-push-char-count="2"/>
    </style:style>
    <style:style style:name="P45" style:family="paragraph" style:parent-style-name="Heading_20_2" style:list-style-name="">
      <style:paragraph-properties fo:text-align="start" style:justify-single-word="false" fo:orphans="2" fo:widows="2" fo:hyphenation-ladder-count="no-limit"/>
      <style:text-properties fo:hyphenate="false" fo:hyphenation-remain-char-count="2" fo:hyphenation-push-char-count="2"/>
    </style:style>
    <style:style style:name="P46" style:family="paragraph" style:parent-style-name="Heading_20_2">
      <style:paragraph-properties fo:break-before="page"/>
    </style:style>
    <style:style style:name="P47" style:family="paragraph" style:parent-style-name="Heading_20_2">
      <style:paragraph-properties fo:break-before="page"/>
      <style:text-properties officeooo:rsid="003afafb" officeooo:paragraph-rsid="003afafb"/>
    </style:style>
    <style:style style:name="P48" style:family="paragraph" style:parent-style-name="Standard" style:list-style-name="L5">
      <style:text-properties officeooo:rsid="00469347" officeooo:paragraph-rsid="005e2f03"/>
    </style:style>
    <style:style style:name="P49" style:family="paragraph" style:parent-style-name="Standard" style:list-style-name="L5">
      <style:text-properties officeooo:rsid="002e1fa6" officeooo:paragraph-rsid="005e2f03"/>
    </style:style>
    <style:style style:name="P50" style:family="paragraph" style:parent-style-name="Standard">
      <style:text-properties officeooo:paragraph-rsid="00706ebf"/>
    </style:style>
    <style:style style:name="P51" style:family="paragraph" style:parent-style-name="Heading_20_1" style:list-style-name="">
      <style:paragraph-properties fo:text-align="start" style:justify-single-word="false" fo:orphans="2" fo:widows="2" fo:hyphenation-ladder-count="no-limit"/>
      <style:text-properties officeooo:rsid="0038048e" officeooo:paragraph-rsid="0038048e" fo:hyphenate="false" fo:hyphenation-remain-char-count="2" fo:hyphenation-push-char-count="2"/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Table_20_Contents">
      <style:text-properties fo:font-size="8pt" style:font-size-asian="8pt" style:font-size-complex="8pt"/>
    </style:style>
    <style:style style:name="P54" style:family="paragraph" style:parent-style-name="Table_20_Contents">
      <style:text-properties fo:font-size="8pt" officeooo:paragraph-rsid="0066a294" style:font-size-asian="8pt" style:font-size-complex="8pt"/>
    </style:style>
    <style:style style:name="P55" style:family="paragraph" style:parent-style-name="Table_20_Contents">
      <style:text-properties fo:font-size="8pt" officeooo:rsid="00676f70" officeooo:paragraph-rsid="00676f70" style:font-size-asian="8pt" style:font-size-complex="8pt"/>
    </style:style>
    <style:style style:name="P56" style:family="paragraph" style:parent-style-name="Table_20_Contents">
      <style:text-properties fo:font-size="8pt" officeooo:rsid="00676f70" officeooo:paragraph-rsid="006cc501" style:font-size-asian="8pt" style:font-size-complex="8pt"/>
    </style:style>
    <style:style style:name="P57" style:family="paragraph" style:parent-style-name="Table_20_Contents">
      <style:text-properties fo:font-size="8pt" officeooo:rsid="00676f70" officeooo:paragraph-rsid="006ebef9" style:font-size-asian="8pt" style:font-size-complex="8pt"/>
    </style:style>
    <style:style style:name="P58" style:family="paragraph" style:parent-style-name="Table_20_Contents">
      <style:text-properties fo:font-size="8pt" officeooo:paragraph-rsid="00676f70" style:font-size-asian="8pt" style:font-size-complex="8pt"/>
    </style:style>
    <style:style style:name="P59" style:family="paragraph" style:parent-style-name="Table_20_Contents">
      <style:text-properties fo:font-size="8pt" officeooo:rsid="006b3dae" officeooo:paragraph-rsid="006b3dae" style:font-size-asian="8pt" style:font-size-complex="8pt"/>
    </style:style>
    <style:style style:name="P60" style:family="paragraph" style:parent-style-name="Table_20_Contents">
      <style:text-properties fo:font-size="8pt" officeooo:rsid="006ebef9" officeooo:paragraph-rsid="006ebef9" style:font-size-asian="8pt" style:font-size-complex="8pt"/>
    </style:style>
    <style:style style:name="P61" style:family="paragraph" style:parent-style-name="Table_20_Contents">
      <style:text-properties fo:font-size="8pt" officeooo:rsid="006ed57b" officeooo:paragraph-rsid="006ed57b" style:font-size-asian="8pt" style:font-size-complex="8pt"/>
    </style:style>
    <style:style style:name="P62" style:family="paragraph" style:parent-style-name="Table_20_Contents">
      <style:text-properties fo:font-size="8pt" officeooo:rsid="006ed57b" officeooo:paragraph-rsid="00706ebf" style:font-size-asian="8pt" style:font-size-complex="8pt"/>
    </style:style>
    <style:style style:name="P63" style:family="paragraph" style:parent-style-name="Table_20_Contents">
      <style:text-properties fo:font-size="8pt" officeooo:paragraph-rsid="00706ebf" style:font-size-asian="8pt" style:font-size-complex="8pt"/>
    </style:style>
    <style:style style:name="P64" style:family="paragraph" style:parent-style-name="Table_20_Contents">
      <style:text-properties fo:font-size="8pt" officeooo:rsid="00706ebf" officeooo:paragraph-rsid="00706ebf" style:font-size-asian="8pt" style:font-size-complex="8pt"/>
    </style:style>
    <style:style style:name="P65" style:family="paragraph" style:parent-style-name="Text_20_body" style:list-style-name="L1">
      <style:text-properties officeooo:rsid="0021bbcd" officeooo:paragraph-rsid="002719df"/>
    </style:style>
    <style:style style:name="P66" style:family="paragraph" style:parent-style-name="Text_20_body" style:list-style-name="L1">
      <style:text-properties officeooo:rsid="0021bbcd" officeooo:paragraph-rsid="002463e6"/>
    </style:style>
    <style:style style:name="P67" style:family="paragraph" style:parent-style-name="Text_20_body" style:list-style-name="L1">
      <style:text-properties officeooo:rsid="0021bbcd" officeooo:paragraph-rsid="00283927"/>
    </style:style>
    <style:style style:name="P68" style:family="paragraph" style:parent-style-name="Text_20_body" style:list-style-name="L1">
      <style:text-properties officeooo:rsid="0021bbcd" officeooo:paragraph-rsid="00299168"/>
    </style:style>
    <style:style style:name="P69" style:family="paragraph" style:parent-style-name="Text_20_body" style:list-style-name="L1">
      <style:text-properties officeooo:rsid="0021bbcd" officeooo:paragraph-rsid="00293e74"/>
    </style:style>
    <style:style style:name="P70" style:family="paragraph" style:parent-style-name="Text_20_body" style:list-style-name="L2">
      <style:text-properties officeooo:rsid="004009fa" officeooo:paragraph-rsid="004f9a98"/>
    </style:style>
    <style:style style:name="P71" style:family="paragraph" style:parent-style-name="Text_20_body" style:list-style-name="L2">
      <style:text-properties officeooo:rsid="004009fa" officeooo:paragraph-rsid="0050f1c2"/>
    </style:style>
    <style:style style:name="P72" style:family="paragraph" style:parent-style-name="Text_20_body" style:list-style-name="L2">
      <style:text-properties officeooo:rsid="004009fa" officeooo:paragraph-rsid="0041db8a"/>
    </style:style>
    <style:style style:name="P73" style:family="paragraph" style:parent-style-name="Text_20_body" style:list-style-name="L2">
      <style:text-properties officeooo:rsid="004f9a98" officeooo:paragraph-rsid="004f9a98"/>
    </style:style>
    <style:style style:name="P74" style:family="paragraph" style:parent-style-name="Text_20_body" style:list-style-name="L2">
      <style:text-properties officeooo:rsid="004f9a98" officeooo:paragraph-rsid="0050f1c2"/>
    </style:style>
    <style:style style:name="P75" style:family="paragraph" style:parent-style-name="Text_20_body" style:list-style-name="L2">
      <style:text-properties officeooo:rsid="003ca35c" officeooo:paragraph-rsid="003ca35c"/>
    </style:style>
    <style:style style:name="P76" style:family="paragraph" style:parent-style-name="Text_20_body" style:list-style-name="L2">
      <style:text-properties officeooo:rsid="003ca35c" officeooo:paragraph-rsid="0050f1c2"/>
    </style:style>
    <style:style style:name="P77" style:family="paragraph" style:parent-style-name="Text_20_body" style:list-style-name="L2">
      <style:text-properties officeooo:rsid="003e6df2" officeooo:paragraph-rsid="003e6df2"/>
    </style:style>
    <style:style style:name="P78" style:family="paragraph" style:parent-style-name="Text_20_body" style:list-style-name="L4">
      <style:text-properties officeooo:rsid="003e6df2" officeooo:paragraph-rsid="0056f1bd"/>
    </style:style>
    <style:style style:name="P79" style:family="paragraph" style:parent-style-name="Text_20_body" style:list-style-name="L2">
      <style:text-properties officeooo:rsid="0050f1c2" officeooo:paragraph-rsid="0050f1c2"/>
    </style:style>
    <style:style style:name="P80" style:family="paragraph" style:parent-style-name="Text_20_body" style:list-style-name="L2">
      <style:text-properties officeooo:rsid="003afafb" officeooo:paragraph-rsid="0050f1c2"/>
    </style:style>
    <style:style style:name="P81" style:family="paragraph" style:parent-style-name="Text_20_body" style:list-style-name="L3">
      <style:text-properties officeooo:rsid="004611bb" officeooo:paragraph-rsid="0056f1bd"/>
    </style:style>
    <style:style style:name="P82" style:family="paragraph" style:parent-style-name="Text_20_body" style:list-style-name="L5">
      <style:text-properties officeooo:rsid="00397448" officeooo:paragraph-rsid="005e2f03"/>
    </style:style>
    <style:style style:name="P83" style:family="paragraph" style:parent-style-name="Text_20_body" style:list-style-name="L5">
      <style:text-properties officeooo:rsid="00469347" officeooo:paragraph-rsid="005e2f03"/>
    </style:style>
    <style:style style:name="P84" style:family="paragraph" style:parent-style-name="Text_20_body" style:list-style-name="">
      <style:paragraph-properties fo:text-align="start" style:justify-single-word="false" fo:orphans="2" fo:widows="2" fo:hyphenation-ladder-count="no-limit"/>
      <style:text-properties officeooo:rsid="005fb8ba" officeooo:paragraph-rsid="005fb8ba" fo:hyphenate="false" fo:hyphenation-remain-char-count="2" fo:hyphenation-push-char-count="2"/>
    </style:style>
    <style:style style:name="P85" style:family="paragraph" style:parent-style-name="Text_20_body" style:list-style-name="">
      <style:paragraph-properties fo:text-align="start" style:justify-single-word="false" fo:orphans="2" fo:widows="2" fo:hyphenation-ladder-count="no-limit"/>
      <style:text-properties fo:font-size="8pt" officeooo:rsid="005fb8ba" officeooo:paragraph-rsid="005fb8ba" style:font-size-asian="8pt" style:font-size-complex="8pt" fo:hyphenate="false" fo:hyphenation-remain-char-count="2" fo:hyphenation-push-char-count="2"/>
    </style:style>
    <style:style style:name="P86" style:family="paragraph" style:parent-style-name="Text_20_body" style:list-style-name="">
      <style:paragraph-properties fo:text-align="start" style:justify-single-word="false" fo:orphans="2" fo:widows="2" fo:hyphenation-ladder-count="no-limit"/>
      <style:text-properties fo:font-size="8pt" officeooo:rsid="00676f70" officeooo:paragraph-rsid="00676f70" style:font-size-asian="8pt" style:font-size-complex="8pt" fo:hyphenate="false" fo:hyphenation-remain-char-count="2" fo:hyphenation-push-char-count="2"/>
    </style:style>
    <style:style style:name="P87" style:family="paragraph" style:parent-style-name="Text_20_body" style:master-page-name="Standard">
      <style:paragraph-properties style:page-number="auto"/>
    </style:style>
    <style:style style:name="T1" style:family="text">
      <style:text-properties officeooo:rsid="00297984"/>
    </style:style>
    <style:style style:name="T2" style:family="text">
      <style:text-properties officeooo:rsid="002ccc79"/>
    </style:style>
    <style:style style:name="T3" style:family="text">
      <style:text-properties officeooo:rsid="002e1fa6"/>
    </style:style>
    <style:style style:name="T4" style:family="text">
      <style:text-properties officeooo:rsid="002e1fa6" fo:background-color="#fff200" loext:char-shading-value="0"/>
    </style:style>
    <style:style style:name="T5" style:family="text">
      <style:text-properties officeooo:rsid="005b53b6" fo:background-color="#fff200" loext:char-shading-value="0"/>
    </style:style>
    <style:style style:name="T6" style:family="text">
      <style:text-properties officeooo:rsid="002f30cc"/>
    </style:style>
    <style:style style:name="T7" style:family="text">
      <style:text-properties fo:font-weight="bold"/>
    </style:style>
    <style:style style:name="T8" style:family="text">
      <style:text-properties fo:color="#000000" style:text-line-through-style="none" style:text-line-through-type="none" style:font-name="Arial" fo:font-size="12pt" style:text-underline-style="none" fo:font-weight="bold" style:text-blinking="false" style:font-size-asian="12pt" style:font-size-complex="12pt"/>
    </style:style>
    <style:style style:name="T9" style:family="text">
      <style:text-properties fo:color="#000000" style:font-name="Arial" fo:font-size="12pt" style:font-size-asian="12pt" style:font-size-complex="12pt"/>
    </style:style>
    <style:style style:name="T10" style:family="text">
      <style:text-properties style:font-name="Arial" fo:font-size="12pt" style:font-size-asian="12pt" style:font-size-complex="12pt"/>
    </style:style>
    <style:style style:name="T11" style:family="text">
      <style:text-properties officeooo:rsid="0036b17a"/>
    </style:style>
    <style:style style:name="T12" style:family="text">
      <style:text-properties officeooo:rsid="00397448"/>
    </style:style>
    <style:style style:name="T13" style:family="text">
      <style:text-properties officeooo:rsid="003a84e1"/>
    </style:style>
    <style:style style:name="T14" style:family="text">
      <style:text-properties officeooo:rsid="003aa10e"/>
    </style:style>
    <style:style style:name="T15" style:family="text">
      <style:text-properties officeooo:rsid="003ca35c"/>
    </style:style>
    <style:style style:name="T16" style:family="text">
      <style:text-properties officeooo:rsid="00434765"/>
    </style:style>
    <style:style style:name="T17" style:family="text">
      <style:text-properties officeooo:rsid="00441eb9"/>
    </style:style>
    <style:style style:name="T18" style:family="text">
      <style:text-properties officeooo:rsid="0044b284"/>
    </style:style>
    <style:style style:name="T19" style:family="text">
      <style:text-properties officeooo:rsid="00456ff2"/>
    </style:style>
    <style:style style:name="T20" style:family="text">
      <style:text-properties officeooo:rsid="0045df25"/>
    </style:style>
    <style:style style:name="T21" style:family="text">
      <style:text-properties officeooo:rsid="004791cc"/>
    </style:style>
    <style:style style:name="T22" style:family="text">
      <style:text-properties officeooo:rsid="0047ad4d"/>
    </style:style>
    <style:style style:name="T23" style:family="text">
      <style:text-properties officeooo:rsid="00480dda"/>
    </style:style>
    <style:style style:name="T24" style:family="text">
      <style:text-properties officeooo:rsid="0049700b"/>
    </style:style>
    <style:style style:name="T25" style:family="text">
      <style:text-properties officeooo:rsid="004d5c64"/>
    </style:style>
    <style:style style:name="T26" style:family="text">
      <style:text-properties officeooo:rsid="004f9a98"/>
    </style:style>
    <style:style style:name="T27" style:family="text">
      <style:text-properties officeooo:rsid="0050f1c2"/>
    </style:style>
    <style:style style:name="T28" style:family="text">
      <style:text-properties officeooo:rsid="0054783e"/>
    </style:style>
    <style:style style:name="T29" style:family="text">
      <style:text-properties officeooo:rsid="00561cfd"/>
    </style:style>
    <style:style style:name="T30" style:family="text">
      <style:text-properties officeooo:rsid="0056f1bd"/>
    </style:style>
    <style:style style:name="T31" style:family="text">
      <style:text-properties officeooo:rsid="004611bb"/>
    </style:style>
    <style:style style:name="T32" style:family="text">
      <style:text-properties officeooo:rsid="005cddd4"/>
    </style:style>
    <style:style style:name="T33" style:family="text">
      <style:text-properties officeooo:rsid="005e7919"/>
    </style:style>
    <style:style style:name="T34" style:family="text">
      <style:text-properties officeooo:rsid="0066a294"/>
    </style:style>
    <style:style style:name="T35" style:family="text">
      <style:text-properties officeooo:rsid="00676f70"/>
    </style:style>
    <style:style style:name="T36" style:family="text">
      <style:text-properties officeooo:rsid="006cc501"/>
    </style:style>
    <style:style style:name="T37" style:family="text">
      <style:text-properties officeooo:rsid="006ed57b"/>
    </style:style>
    <style:style style:name="T38" style:family="text">
      <style:text-properties officeooo:rsid="00706ebf"/>
    </style:style>
    <style:style style:name="T39" style:family="text">
      <style:text-properties officeooo:rsid="00710c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>Was nice talking to you. Sooo this is my mess. Ge model 90-30 with a cutler hammer touch screen that’s dead. I would like to install new recommended plc and a new touch screen so I can view the program. The last picture( 0460) I would like to add a test online function.  As of now we have to open the air switch to test monthly. There is no syncing on this switchgear it all works kind of  like a transfer switch. Main opens , all breakers open, generator starts then the gen breaker closes followed by the the other breakers. So when you get a chance let me know when we can schedule. Thank you.</text:p>
      <text:p text:style-name="Text_20_body"> </text:p>
      <text:p text:style-name="Text_20_body">Scott Averill</text:p>
      <text:p text:style-name="Text_20_body">Electrician III, CCC</text:p>
      <text:p text:style-name="Text_20_body">530-257-2181, X4766</text:p>
      <text:p text:style-name="Text_20_body"><text:a xlink:type="simple" xlink:href="mailto:Scott.averill@cdcr.ca.gov" text:style-name="Internet_20_link" text:visited-style-name="Visited_20_Internet_20_Link">Scott.averill@cdcr.ca.gov</text:a></text:p>
      <text:p text:style-name="Text_20_body"/>
      <text:p text:style-name="Text_20_body"/>
      <text:h text:style-name="Heading_20_1" text:outline-level="1">Questions</text:h>
      <text:p text:style-name="P15">Sent to Gary 11Dec2019</text:p>
      <text:p text:style-name="P15"/>
      <text:p text:style-name="P11">Explain the operation of Circuit Breaker Switches, CS-U and CS-G. They are 3 Position, but have 4 states. What does “not” and “noc” mean?</text:p>
      <text:p text:style-name="P11"/>
      <text:p text:style-name="P7">Looking at the <text:span text:style-name="T1">Inputs</text:span> for the existing GE PLC <text:span text:style-name="T1">on Drawing Number E1554P-15 &amp; -17</text:span></text:p>
      <text:p text:style-name="P7"/>
      <text:p text:style-name="P12">The first 7 Inputs come from the PCRM. What does PCRM stand for?</text:p>
      <text:p text:style-name="P12">What is a ECM Fault?</text:p>
      <text:p text:style-name="P12"/>
      <text:p text:style-name="P12">The next 5 Inputs come from RBA1. What is RBA1?</text:p>
      <text:p text:style-name="P12"/>
      <text:p text:style-name="P9">27U is an under voltage relay at the Substation Entry.</text:p>
      <text:list xml:id="list1732457214" text:style-name="L1">
        <text:list-item>
          <text:p text:style-name="P65">What does the Contact being open signify?</text:p>
        </text:list-item>
        <text:list-item>
          <text:p text:style-name="P65">What does the Contact being closed signify?</text:p>
        </text:list-item>
      </text:list>
      <text:p text:style-name="P7"/>
      <text:p text:style-name="P12">UFM is not listed in the Abbreviations Legend on the first sheet.</text:p>
      <text:list xml:id="list161730881170335" text:continue-numbering="true" text:style-name="L1">
        <text:list-item>
          <text:p text:style-name="P65">What does the Contact being open signify?</text:p>
        </text:list-item>
        <text:list-item>
          <text:p text:style-name="P65">What does the Contact being closed signify?</text:p>
        </text:list-item>
      </text:list>
      <text:p text:style-name="P5"/>
      <text:p text:style-name="P12">VFR (Voltage Frequency Relay) is from the Generator, but is not listed in the Abbreviations Legend on the first sheet.</text:p>
      <text:list xml:id="list161731819445889" text:continue-numbering="true" text:style-name="L1">
        <text:list-item>
          <text:p text:style-name="P65">What does the Contact being open signify?</text:p>
        </text:list-item>
        <text:list-item>
          <text:p text:style-name="P65">What does the Contact being closed signify?</text:p>
        </text:list-item>
      </text:list>
      <text:p text:style-name="P7"/>
      <text:p text:style-name="P16">52F1-MOC <text:s/>I know 52F1 is a breaker, What is the Contact, MOC?</text:p>
      <text:p text:style-name="P16">MOC is not listed in the Abbreviations Legend on the first sheet.</text:p>
      <text:list xml:id="list161731825317252" text:continue-numbering="true" text:style-name="L1">
        <text:list-item>
          <text:p text:style-name="P66">What does the Contact being open signify?</text:p>
        </text:list-item>
        <text:list-item>
          <text:p text:style-name="P66">What does the Contact being closed signify?</text:p>
        </text:list-item>
      </text:list>
      <text:p text:style-name="P3"/>
      <text:p text:style-name="P13">86G Generator Lockout Relay. <text:s/><text:span text:style-name="T4">See Page 10, 7) of the Sequence Of Operation</text:span></text:p>
      <text:list xml:id="list161730737029720" text:continue-numbering="true" text:style-name="L1">
        <text:list-item>
          <text:p text:style-name="P67">What does the Contact being open signify?</text:p>
        </text:list-item>
        <text:list-item>
          <text:p text:style-name="P67"><text:soft-page-break/>What does the Contact being closed signify?</text:p>
        </text:list-item>
      </text:list>
      <text:p text:style-name="P4"/>
      <text:p text:style-name="P4"/>
      <text:p text:style-name="P4"/>
      <text:p text:style-name="P13">STS is not listed in the Abbreviations Legend on the first sheet.</text:p>
      <text:list xml:id="list161729827431828" text:continue-numbering="true" text:style-name="L1">
        <text:list-item>
          <text:p text:style-name="P67">What does the Contact being open signify?</text:p>
        </text:list-item>
        <text:list-item>
          <text:p text:style-name="P67">What does the Contact being closed signify?</text:p>
        </text:list-item>
      </text:list>
      <text:p text:style-name="P6"/>
      <text:p text:style-name="P13">What does Float Switch LF<text:span text:style-name="T2">D</text:span>TS, Measure.</text:p>
      <text:p text:style-name="P13"/>
      <text:p text:style-name="P14">86U Utility Lockout Relay.</text:p>
      <text:list xml:id="list161731218539904" text:continue-numbering="true" text:style-name="L1">
        <text:list-item>
          <text:p text:style-name="P68">What does the Contact being open signify?</text:p>
        </text:list-item>
        <text:list-item>
          <text:p text:style-name="P68">What does the Contact being closed signify?</text:p>
        </text:list-item>
      </text:list>
      <text:p text:style-name="P13"/>
      <text:p text:style-name="P17">49-1 is not listed in the Abbreviations Legend on the first sheet.</text:p>
      <text:list xml:id="list161730369265724" text:continue-numbering="true" text:style-name="L1">
        <text:list-item>
          <text:p text:style-name="P69">What does the Contact being open signify?</text:p>
        </text:list-item>
        <text:list-item>
          <text:p text:style-name="P69">What does the Contact being closed signify?</text:p>
        </text:list-item>
      </text:list>
      <text:p text:style-name="P10"/>
      <text:p text:style-name="P17">OLRT is not listed in the Abbreviations Legend on the first sheet.</text:p>
      <text:list xml:id="list161731587126170" text:continue-numbering="true" text:style-name="L1">
        <text:list-item>
          <text:p text:style-name="P69">What does the Contact being open signify?</text:p>
        </text:list-item>
        <text:list-item>
          <text:p text:style-name="P69">What does the Contact being closed signify?</text:p>
        </text:list-item>
      </text:list>
      <text:p text:style-name="P3"/>
      <text:p text:style-name="P17">LSBPS is a bypass switch, but is not listed in the Abbreviations Legend on the first sheet.</text:p>
      <text:list xml:id="list161731459309473" text:continue-numbering="true" text:style-name="L1">
        <text:list-item>
          <text:p text:style-name="P69">What does the Contact being open “N” signify?</text:p>
        </text:list-item>
        <text:list-item>
          <text:p text:style-name="P69">What does the Contact being closed “BP” signify?</text:p>
        </text:list-item>
      </text:list>
      <text:p text:style-name="Text_20_body"/>
      <text:p text:style-name="P8">Looking at the <text:span text:style-name="T1">Outputs</text:span> for the existing GE PLC <text:span text:style-name="T1">on Drawing Number E1554P-17</text:span></text:p>
      <text:p text:style-name="P33">What is the difference between PCFR &amp; RR.</text:p>
      <text:p text:style-name="P33"/>
      <text:h text:style-name="Heading_20_3" text:outline-level="3">Further Questions:</text:h>
      <text:p text:style-name="P31"/>
      <text:p text:style-name="P31"/>
      <text:p text:style-name="P31">Which Output Turns on the Generator? <text:s/><text:span text:style-name="T5">RR</text:span></text:p>
      <text:p text:style-name="P41">The are two Relays RR (Generator Run Relay) &amp;  CDR (Generator Cool Down Relay)</text:p>
      <text:p text:style-name="P40">When it is time to Cool Down, Does RR stay on with CDR or must RR go off when CDR goes on?</text:p>
      <text:p text:style-name="P40"/>
      <text:p text:style-name="P40">Also, it says in the Description of Operation, the Cool Down Time is not controlled by the PLC, but</text:p>
      <text:p text:style-name="P40">the Caterpillar controls. If this is true, exactly how does the PLC work with the Cool Down?</text:p>
      <text:p text:style-name="P31"/>
      <text:h text:style-name="P52" text:outline-level="1">Sequence Of Operation Notes:</text:h>
      <text:h text:style-name="Heading_20_2" text:outline-level="2">Setup</text:h>
      <text:p text:style-name="P38">Page 10, 7)</text:p>
      <text:p text:style-name="P38">Generator Lockout Relay <text:s/>86G. Tripped by a problem. Trips Generator Breaker. Must be Manually Reset. <text:span text:style-name="T6">Generator Circuit Breaker Tripped Alarm</text:span></text:p>
      <text:p text:style-name="P38">Page 10, 8) </text:p>
      <text:p text:style-name="P38">Load Shed Control Bypass Switch. When in Normal, Load shed is active</text:p>
      <text:p text:style-name="P38">When device 43 is in Remote position, feeder Breakers can be controlled by future remote SADA system. </text:p>
      <text:p text:style-name="P38">Page 10, 9)</text:p>
      <text:p text:style-name="P39">Utility Lockout Relay 86U.Tripped by a problem. Trips Utility Breaker. Must be Manually Reset. <text:span text:style-name="T6">Utility Circuit Breaker Tripped Alarm.</text:span></text:p>
      <text:p text:style-name="P39">Page 10, <text:span text:style-name="T6">10</text:span>) <text:span text:style-name="T6">A blown 24VDC fuse will cause engine shutdown and show at Status Panel. After fuse is replaced, Engine control switch, ES, must be placed to the Stop/Reset Position.</text:span></text:p>
      <text:h text:style-name="Heading_20_2" text:outline-level="2">Generator Control Setup</text:h>
      <text:p text:style-name="P20">Place ES to Auto</text:p>
      <text:p text:style-name="P21">Place ES to <text:span text:style-name="T12">Test/Offline to Run Engine manually.</text:span></text:p>
      <text:p text:style-name="P21">Place ES to <text:span text:style-name="T12">Off-CoolDown to allow Engine to cool down and then stop.</text:span></text:p>
      <text:p text:style-name="P21">Place ES to <text:span text:style-name="T12">Stop/Reset to stop Engine timmediately.</text:span></text:p>
      <text:p text:style-name="P21"/>
      <text:h text:style-name="P43" text:outline-level="2">Operation</text:h>
      <text:p text:style-name="P18"><text:span text:style-name="T3">Page 1</text:span>1<text:span text:style-name="T3">, </text:span>1<text:span text:style-name="T3">) </text:span>ES</text:p>
      <text:p text:style-name="P18">Auto = Normal unattended operation</text:p>
      <text:p text:style-name="P18">Test / Offline = Run Engine Manually</text:p>
      <text:p text:style-name="P18">Off-Cooldown, after Test / Offline = Allow Engine to Cool down &amp; Then Stop.</text:p>
      <text:p text:style-name="P18"><text:span text:style-name="T3">Page 1</text:span>1<text:span text:style-name="T3">, </text:span>2<text:span text:style-name="T3">) </text:span></text:p>
      <text:p text:style-name="P18">ECM = Engine Control Module<text:span text:style-name="T3"> </text:span>On Caterpillar Engine</text:p>
      <text:p text:style-name="P18">ECS = Engine Control Switch<text:span text:style-name="T3"> </text:span>on ECM. If not in Auto, “Engine Control Not In Auto” Alarm.</text:p>
      <text:h text:style-name="P44" text:outline-level="2"/>
      <text:h text:style-name="P47" text:outline-level="2">Sequence</text:h>
      <text:p text:style-name="P22"><text:span text:style-name="T27">SYS</text:span>_Gen<text:span text:style-name="T26">eratorFault</text:span></text:p>
      <text:list xml:id="list336652056" text:style-name="L2">
        <text:list-item>
          <text:p text:style-name="P70"><text:span text:style-name="T24">I</text:span>B_PCRM_ECMF</text:p>
        </text:list-item>
        <text:list-item>
          <text:p text:style-name="P70">IB_PCRM_LOPAS</text:p>
        </text:list-item>
        <text:list-item>
          <text:p text:style-name="P70">IB_PCRM_HWTAS</text:p>
        </text:list-item>
        <text:list-item>
          <text:p text:style-name="P70">IB_RBA1_OS<text:span text:style-name="T26">S</text:span></text:p>
        </text:list-item>
        <text:list-item>
          <text:p text:style-name="P70">IB_RBA1_OCS</text:p>
        </text:list-item>
      </text:list>
      <text:p text:style-name="P23"><text:span text:style-name="T27">SYS</text:span>_Gen<text:span text:style-name="T26">eratorWarning</text:span></text:p>
      <text:list xml:id="list161731221431354" text:continue-numbering="true" text:style-name="L2">
        <text:list-item>
          <text:p text:style-name="P73">IB_LFDTS <text:s/>Low Fuel</text:p>
        </text:list-item>
        <text:list-item>
          <text:p text:style-name="P70">IB_PCRM_<text:span text:style-name="T26">H</text:span>WTAS</text:p>
        </text:list-item>
        <text:list-item>
          <text:p text:style-name="P70">IB_PCRM_LWTAS</text:p>
        </text:list-item>
        <text:list-item>
          <text:p text:style-name="P70">IB_PCRM_L<text:span text:style-name="T26">OP</text:span>AS</text:p>
        </text:list-item>
        <text:list-item>
          <text:p text:style-name="P73">IB_49-1</text:p>
        </text:list-item>
        <text:list-item>
          <text:p text:style-name="P74">B_49-2</text:p>
        </text:list-item>
      </text:list>
      <text:p text:style-name="P36">AS_GenReadyAuto1</text:p>
      <text:list xml:id="list161730981172269" text:continue-numbering="true" text:style-name="L2">
        <text:list-item>
          <text:p text:style-name="P75">IB_ES_AUTO <text:s text:c="2"/><text:span text:style-name="T18">Or <text:s/>IB_ES_TEST_OFFLINE</text:span></text:p>
        </text:list-item>
        <text:list-item>
          <text:p text:style-name="P75">IB_86U</text:p>
        </text:list-item>
        <text:list-item>
          <text:p text:style-name="P75">IB_86G </text:p>
        </text:list-item>
        <text:list-item>
          <text:p text:style-name="P77">IB_<text:span text:style-name="T27">PCRM_ECNIA</text:span> <text:s text:c="2"/>Off</text:p>
        </text:list-item>
        <text:list-item>
          <text:p text:style-name="P76">IB_<text:span text:style-name="T27">CS-G</text:span></text:p>
        </text:list-item>
      </text:list>
      <text:p text:style-name="P36">AS_GenReady<text:span text:style-name="T32">For</text:span>Auto (TOF)</text:p>
      <text:list xml:id="list161731359345423" text:continue-numbering="true" text:style-name="L2">
        <text:list-item>
          <text:p text:style-name="P79">AS_GenReadyAuto1</text:p>
        </text:list-item>
        <text:list-item>
          <text:p text:style-name="P80"><text:span text:style-name="T27">SYS</text:span>_Gen<text:span text:style-name="T26">eratorFault <text:s/>Off</text:span></text:p>
        </text:list-item>
        <text:list-item>
          <text:p text:style-name="P71">I<text:span text:style-name="T27">SYS_GeneratorWarning <text:s/>Off</text:span></text:p>
          <text:p text:style-name="P72"/>
        </text:list-item>
      </text:list>
      <text:p text:style-name="P25">AS_UtiityOff_T<text:span text:style-name="T21">D / TP, DE_UtiityOffTime, </text:span>LT_UtilityOffTimer<text:span text:style-name="T21"> <text:s text:c="2"/></text:span>Wait to Turn On Generator (.5→6Sec) <text:span text:style-name="T15">27U Off.</text:span></text:p>
      <text:p text:style-name="P25">AS_<text:span text:style-name="T21">UtiityBackOn</text:span>_T<text:span text:style-name="T21">D / TP, DE_UtiityBackOnTime , </text:span>LT_<text:span text:style-name="T21">UtiityBackOn</text:span>Timer<text:span text:style-name="T21"> <text:s/></text:span>Wait to Go Back to Utility (1-30Min) <text:s/><text:span text:style-name="T21">27U On.</text:span></text:p>
      <text:p text:style-name="P25"><text:span text:style-name="T21"><text:s/></text:span>AS_UtilityOff_Latch</text:p>
      <text:p text:style-name="P24">AS_STS_SwitchLatch</text:p>
      <text:p text:style-name="P24">AS_TOL_SwitchLatch</text:p>
      <text:p text:style-name="P24">SYS_RunGenerator</text:p>
      <text:p text:style-name="P24">AS_StopGenNormally</text:p>
      <text:p text:style-name="P27">AS_GeneratorProblem..Generator Has a Problem, Take Offline</text:p>
      <text:p text:style-name="P27">AS_NextStep</text:p>
      <text:p text:style-name="P27"/>
      <text:p text:style-name="P27"/>
      <text:p text:style-name="P42">AS_GeneratorAtFreq</text:p>
      <text:p text:style-name="P27">AS_GenXfer_TP, _<text:span text:style-name="T28">TD, DE_GenXferTime, LT_GenWaitXfer <text:s/>Wait to Trip Utility Brkr.</text:span></text:p>
      <text:p text:style-name="P27">AS_TripUtilityBreaker</text:p>
      <text:p text:style-name="P27">AS_TriipFeeders_TD, _<text:span text:style-name="T28">CV</text:span></text:p>
      <text:p text:style-name="P29"><text:tab/><text:span text:style-name="T31">AS_TripFeeder1</text:span></text:p>
      <text:list xml:id="list3503497336" text:style-name="L3">
        <text:list-item>
          <text:p text:style-name="P81">AS_<text:span text:style-name="T25">Trip</text:span>Feeder<text:span text:style-name="T25">2</text:span></text:p>
        </text:list-item>
        <text:list-item>
          <text:p text:style-name="P81">AS_<text:span text:style-name="T25">Trip</text:span>Feeder<text:span text:style-name="T25">3</text:span></text:p>
        </text:list-item>
        <text:list-item>
          <text:p text:style-name="P81">AS_<text:span text:style-name="T25">Trip</text:span>Feeder<text:span text:style-name="T25">5</text:span></text:p>
        </text:list-item>
        <text:list-item>
          <text:p text:style-name="P81">AS_<text:span text:style-name="T25">Trip</text:span>Feeder<text:span text:style-name="T25">6</text:span></text:p>
        </text:list-item>
        <text:list-item>
          <text:p text:style-name="P81">AS_<text:span text:style-name="T25">Trip</text:span>Feeder<text:span text:style-name="T25">7</text:span></text:p>
        </text:list-item>
        <text:list-item>
          <text:p text:style-name="P81">AS_<text:span text:style-name="T25">Trip</text:span>Feeder<text:span text:style-name="T25">8</text:span></text:p>
        </text:list-item>
        <text:list-item>
          <text:p text:style-name="P81">AS_<text:span text:style-name="T25">Trip</text:span>Feeder<text:span text:style-name="T25">9</text:span></text:p>
        </text:list-item>
      </text:list>
      <text:p text:style-name="P27">AS_FeedersTriped</text:p>
      <text:p text:style-name="P27"/>
      <text:p text:style-name="P27">AS_CloseGenBreaker</text:p>
      <text:p text:style-name="P27">AS_GeneratorOnline</text:p>
      <text:p text:style-name="P27">AS_CloseFeeders <text:s/><text:span text:style-name="T29">(Uses Routine: CloseFeeders)</text:span></text:p>
      <text:list xml:id="list161730130560300" text:continue-numbering="true" text:style-name="L3">
        <text:list-item>
          <text:p text:style-name="P81">AS_<text:span text:style-name="T22">Close</text:span>Feeder<text:span text:style-name="T22">1</text:span></text:p>
        </text:list-item>
        <text:list-item>
          <text:p text:style-name="P81">AS_<text:span text:style-name="T22">Close</text:span>Feeder<text:span text:style-name="T22">2</text:span></text:p>
        </text:list-item>
        <text:list-item>
          <text:p text:style-name="P81">AS_<text:span text:style-name="T22">Close</text:span>Feeder<text:span text:style-name="T22">3</text:span></text:p>
        </text:list-item>
        <text:list-item>
          <text:p text:style-name="P81">AS_<text:span text:style-name="T22">Close</text:span>Feeder<text:span text:style-name="T22">5</text:span></text:p>
        </text:list-item>
        <text:list-item>
          <text:p text:style-name="P81">AS_<text:span text:style-name="T22">Close</text:span>Feeder<text:span text:style-name="T22">6</text:span></text:p>
        </text:list-item>
        <text:list-item>
          <text:p text:style-name="P81">AS_<text:span text:style-name="T22">Close</text:span>Feeder<text:span text:style-name="T22">7</text:span></text:p>
        </text:list-item>
        <text:list-item>
          <text:p text:style-name="P81">AS_<text:span text:style-name="T22">Close</text:span>Feeder<text:span text:style-name="T22">8</text:span></text:p>
        </text:list-item>
        <text:list-item>
          <text:p text:style-name="P81">AS_<text:span text:style-name="T22">Close</text:span>Feeder<text:span text:style-name="T22">9</text:span></text:p>
        </text:list-item>
      </text:list>
      <text:p text:style-name="P27"/>
      <text:p text:style-name="P28">AS_ShedFeedersStart_TD, <text:s/>AS_ShedFeeders, <text:span text:style-name="T29">(Uses Routine: ShedFeeders)</text:span></text:p>
      <text:list xml:id="list161730562514719" text:continue-numbering="true" text:style-name="L3">
        <text:list-item>
          <text:p text:style-name="P81">AS_ShedFeeder<text:span text:style-name="T23">1</text:span></text:p>
        </text:list-item>
        <text:list-item>
          <text:p text:style-name="P81">AS_ShedFeeder<text:span text:style-name="T23">2</text:span></text:p>
        </text:list-item>
        <text:list-item>
          <text:p text:style-name="P81">AS_ShedFeeder<text:span text:style-name="T23">3</text:span></text:p>
        </text:list-item>
        <text:list-item>
          <text:p text:style-name="P81">AS_ShedFeeder<text:span text:style-name="T23">5</text:span></text:p>
        </text:list-item>
        <text:list-item>
          <text:p text:style-name="P81">AS_ShedFeeder<text:span text:style-name="T23">6</text:span></text:p>
        </text:list-item>
        <text:list-item>
          <text:p text:style-name="P81">AS_ShedFeeder<text:span text:style-name="T23">7</text:span></text:p>
        </text:list-item>
        <text:list-item>
          <text:p text:style-name="P81">AS_ShedFeeder<text:span text:style-name="T23">8</text:span></text:p>
        </text:list-item>
        <text:list-item>
          <text:p text:style-name="P81">AS_ShedFeeder<text:span text:style-name="T23">9</text:span></text:p>
        </text:list-item>
      </text:list>
      <text:p text:style-name="P28"/>
      <text:p text:style-name="P37">End of Bring Generator Online.</text:p>
      <text:p text:style-name="P42">Start of Take Generator Offline</text:p>
      <text:p text:style-name="P28"/>
      <text:p text:style-name="P28">AS_TripGenBreaker</text:p>
      <text:p text:style-name="P28">AS_GeneratorStopCool</text:p>
      <text:p text:style-name="P28"><text:tab/>AS_GeneratorStopCool_TP._<text:span text:style-name="T29">TD</text:span>, DE_GeneratorStopCoolTime, LT_GenCoolTimer</text:p>
      <text:p text:style-name="P28"/>
      <text:p text:style-name="P28">AS_CloseUtilityBreaker_TP, DE_CloseUtilityBreakerTime , <text:span text:style-name="T29">LT</text:span>_CloseUtilityBreakerTime<text:span text:style-name="T29">r</text:span></text:p>
      <text:p text:style-name="P29">AS_CloseAllFeeders_CV, _<text:span text:style-name="T30">TD</text:span></text:p>
      <text:list xml:id="list4269080846" text:style-name="L4">
        <text:list-item>
          <text:p text:style-name="P78">AS_CloseAllFeeder1</text:p>
        </text:list-item>
        <text:list-item>
          <text:p text:style-name="P78">AS_CloseAllFeeder<text:span text:style-name="T30">2</text:span></text:p>
        </text:list-item>
        <text:list-item>
          <text:p text:style-name="P78">AS_CloseAllFeeder<text:span text:style-name="T30">3</text:span></text:p>
        </text:list-item>
        <text:list-item>
          <text:p text:style-name="P78">AS_CloseAllFeeder<text:span text:style-name="T30">5</text:span></text:p>
        </text:list-item>
        <text:list-item>
          <text:p text:style-name="P78">AS_CloseAllFeeder<text:span text:style-name="T30">6</text:span></text:p>
        </text:list-item>
        <text:list-item>
          <text:p text:style-name="P78">AS_CloseAllFeeder<text:span text:style-name="T30">7</text:span></text:p>
        </text:list-item>
        <text:list-item>
          <text:p text:style-name="P78">AS_CloseAllFeeder<text:span text:style-name="T30">8</text:span></text:p>
        </text:list-item>
        <text:list-item>
          <text:p text:style-name="P78">AS_CloseAllFeeder<text:span text:style-name="T30">9</text:span></text:p>
        </text:list-item>
      </text:list>
      <text:p text:style-name="P27">AS_FeedersClosed</text:p>
      <text:p text:style-name="P27"/>
      <text:p text:style-name="P26"/>
      <text:h text:style-name="Heading_20_2" text:outline-level="2">Non Sequence <text:span text:style-name="T17">System</text:span></text:h>
      <text:p text:style-name="P30">Sys_Exercise_TMR<text:tab/><text:tab/>No Load Exercise Timer (3 → 30 Days)</text:p>
      <text:p text:style-name="P30">Sys_ExerciseDur_TMR<text:tab/>No Load Exercise <text:s/>Duration Timer (3Min → 3 Hours)</text:p>
      <text:p text:style-name="P31"><text:span text:style-name="T17">Sys_</text:span>FeederBrkrsPriority (1-7) Priority of closing, 1 = highest, 8=Lowest , <text:span text:style-name="T20">0=Do Not Close. (Feeder #4 Never Opens.)</text:span></text:p>
      <text:p text:style-name="P32"><text:span text:style-name="T17">Sys_</text:span>FeederBrkrs_<text:span text:style-name="T18">TMR</text:span>(1-7) <text:s/><text:span text:style-name="T19">Delay to Close When Priority Enabled.(2-30Sec)</text:span></text:p>
      <text:p text:style-name="P34">PB_ShedReset</text:p>
      <text:p text:style-name="P35">DE_Password, PW_Operators, PW_Engineers (Engineers Change Priorities)</text:p>
      <text:p text:style-name="P22"/>
      <text:p text:style-name="P18"/>
      <text:p text:style-name="P18"/>
      <text:h text:style-name="Heading_20_1" text:outline-level="1">Message Display MSG_Main</text:h>
      <text:list xml:id="list283781806" text:style-name="L5">
        <text:list-item>
          <text:p text:style-name="P48"><text:span text:style-name="T33">0 </text:span>Emergency Stop Pushed</text:p>
        </text:list-item>
        <text:list-item>
          <text:p text:style-name="P49"><text:span text:style-name="T33">1 </text:span>Utility Lockout Relay 86U.Tripped. <text:span text:style-name="T11">Reset Manually.</text:span></text:p>
        </text:list-item>
        <text:list-item>
          <text:p text:style-name="P49"><text:span text:style-name="T33">2 </text:span>Generator Lockout Relay <text:s/>86G. Tripped. <text:span text:style-name="T11">Reset Manually &amp; Momentarily Place the Engine Switch to STOP/RESET.</text:span></text:p>
        </text:list-item>
        <text:list-item>
          <text:p text:style-name="P82"><text:span text:style-name="T33">3 </text:span>Alarm, see Alarm Banner or Alarm List.</text:p>
        </text:list-item>
        <text:list-item>
          <text:p text:style-name="P82"><text:span text:style-name="T33">4 </text:span>Generator <text:span text:style-name="T14">is </text:span>not In Auto.</text:p>
        </text:list-item>
        <text:list-item>
          <text:p text:style-name="P82"><text:span text:style-name="T33">5 </text:span>Generator <text:span text:style-name="T14">is </text:span>not Ready.</text:p>
        </text:list-item>
        <text:list-item>
          <text:p text:style-name="P83"><text:span text:style-name="T33">6 </text:span>Generator in Test Mode.</text:p>
        </text:list-item>
        <text:list-item>
          <text:p text:style-name="P82"><text:span text:style-name="T33">7 </text:span>Generator is Ready <text:span text:style-name="T16">For Auto</text:span>. </text:p>
        </text:list-item>
        <text:list-item>
          <text:p text:style-name="P82"><text:span text:style-name="T33">8 </text:span>Utility Power off, and <text:span text:style-name="T13">Generator is going Online.</text:span></text:p>
        </text:list-item>
        <text:list-item>
          <text:p text:style-name="P82"><text:span text:style-name="T33">9 </text:span>Utility Power off, and <text:span text:style-name="T13">Generator is Online.</text:span></text:p>
          <text:p text:style-name="P83"/>
        </text:list-item>
      </text:list>
      <text:h text:style-name="P51" text:outline-level="1"><text:soft-page-break/>Alarms</text:h>
      <text:h text:style-name="Heading_20_2" text:outline-level="2">Annunciator Alarms <text:s/>Set OB_PM1 to Annunciator</text:h>
      <text:h text:style-name="P84" text:outline-level="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h text:style-name="P85" text:outline-level="1"><text:span text:style-name="T35">OB_</text:span>Tag</text:h>
              <text:h text:style-name="P86" text:outline-level="1">IB_Tag</text:h>
            </table:table-cell>
            <table:table-cell table:style-name="Table1.A1" office:value-type="string">
              <text:h text:style-name="P85" text:outline-level="1">Description</text:h>
            </table:table-cell>
            <table:table-cell table:style-name="Table1.A1" office:value-type="string">
              <text:h text:style-name="P85" text:outline-level="1">Action</text:h>
            </table:table-cell>
            <table:table-cell table:style-name="Table1.D1" office:value-type="string">
              <text:h text:style-name="P85" text:outline-level="1">HMI Alarm</text:h>
            </table:table-cell>
          </table:table-row>
        </table:table-header-rows>
        <table:table-row>
          <table:table-cell table:style-name="Table1.A2" office:value-type="string">
            <text:p text:style-name="P53">OB_SPG-12</text:p>
            <text:p text:style-name="P58"><text:span text:style-name="T35">I</text:span>B_PCRM_ECMF</text:p>
          </table:table-cell>
          <table:table-cell table:style-name="Table1.A2" office:value-type="string">
            <text:p text:style-name="P53">ECM Fault</text:p>
            <text:p text:style-name="P53"/>
          </table:table-cell>
          <table:table-cell table:style-name="Table1.A2" office:value-type="string">
            <text:p text:style-name="P56">SYS_GeneratorFault</text:p>
            <text:p text:style-name="P56">Knock Down ..AS_GenReadyForAuto</text:p>
          </table:table-cell>
          <table:table-cell table:style-name="Table1.D2" office:value-type="string">
            <text:p text:style-name="P55">Y</text:p>
          </table:table-cell>
        </table:table-row>
        <table:table-row>
          <table:table-cell table:style-name="Table1.A2" office:value-type="string">
            <text:p text:style-name="P53">OB_SPG-2</text:p>
            <text:p text:style-name="P53">IB_PCRM_ESD</text:p>
          </table:table-cell>
          <table:table-cell table:style-name="Table1.A2" office:value-type="string">
            <text:p text:style-name="P53">Engine Shutdown</text:p>
          </table:table-cell>
          <table:table-cell table:style-name="Table1.A2" office:value-type="string">
            <text:p text:style-name="P60">Nothing</text:p>
          </table:table-cell>
          <table:table-cell table:style-name="Table1.D2" office:value-type="string">
            <text:p text:style-name="P60">N</text:p>
          </table:table-cell>
        </table:table-row>
        <table:table-row>
          <table:table-cell table:style-name="Table1.A2" office:value-type="string">
            <text:p text:style-name="P53">OB_SPG-<text:span text:style-name="T34">3</text:span></text:p>
            <text:p text:style-name="P53">IB_PCRM_LOPAS</text:p>
          </table:table-cell>
          <table:table-cell table:style-name="Table1.A2" office:value-type="string">
            <text:p text:style-name="P53">Low Oil Pressure, Pre-Alarm</text:p>
          </table:table-cell>
          <table:table-cell table:style-name="Table1.A2" office:value-type="string">
            <text:p text:style-name="P56">SYS_Generato<text:span text:style-name="T36">rWarning</text:span></text:p>
            <text:p text:style-name="P56">Knock Down ..AS_GenReadyForAuto</text:p>
          </table:table-cell>
          <table:table-cell table:style-name="Table1.D2" office:value-type="string">
            <text:p text:style-name="P55">Y</text:p>
          </table:table-cell>
        </table:table-row>
        <table:table-row>
          <table:table-cell table:style-name="Table1.A2" office:value-type="string">
            <text:p text:style-name="P53">OB_SPG-<text:span text:style-name="T34">4</text:span></text:p>
            <text:p text:style-name="P53">IB_PCRM_HWTAS</text:p>
          </table:table-cell>
          <table:table-cell table:style-name="Table1.A2" office:value-type="string">
            <text:p text:style-name="P53">High Water Temperature, Pre-Alarm</text:p>
          </table:table-cell>
          <table:table-cell table:style-name="Table1.A2" office:value-type="string">
            <text:p text:style-name="P56">SYS_Generato<text:span text:style-name="T36">rWarning</text:span></text:p>
            <text:p text:style-name="P56">Knock Down ..AS_GenReadyForAuto</text:p>
          </table:table-cell>
          <table:table-cell table:style-name="Table1.D2" office:value-type="string">
            <text:p text:style-name="P55">Y</text:p>
          </table:table-cell>
        </table:table-row>
        <table:table-row>
          <table:table-cell table:style-name="Table1.A2" office:value-type="string">
            <text:p text:style-name="P54">OB_SPG-<text:span text:style-name="T34">5</text:span></text:p>
            <text:p text:style-name="P54">IB_PCRM_LWTAS</text:p>
          </table:table-cell>
          <table:table-cell table:style-name="Table1.A2" office:value-type="string">
            <text:p text:style-name="P53"><text:s/>Low Water Temperature, Pre-Alarm</text:p>
          </table:table-cell>
          <table:table-cell table:style-name="Table1.A2" office:value-type="string">
            <text:p text:style-name="P56">SYS_Generato<text:span text:style-name="T36">rWarning</text:span></text:p>
            <text:p text:style-name="P56">Knock Down ..AS_GenReadyForAuto</text:p>
          </table:table-cell>
          <table:table-cell table:style-name="Table1.D2" office:value-type="string">
            <text:p text:style-name="P55">Y</text:p>
          </table:table-cell>
        </table:table-row>
        <table:table-row>
          <table:table-cell table:style-name="Table1.A2" office:value-type="string">
            <text:p text:style-name="P54">OB_SPG-<text:span text:style-name="T34">6</text:span></text:p>
            <text:p text:style-name="P54">IB_RBA1_OCS</text:p>
          </table:table-cell>
          <table:table-cell table:style-name="Table1.A2" office:value-type="string">
            <text:p text:style-name="P53">Over <text:span text:style-name="T36">C</text:span>rank Shutdown</text:p>
          </table:table-cell>
          <table:table-cell table:style-name="Table1.A2" office:value-type="string">
            <text:p text:style-name="P56">SYS_GeneratorFault</text:p>
            <text:p text:style-name="P56">Knock Down ..AS_GenReadyForAuto</text:p>
          </table:table-cell>
          <table:table-cell table:style-name="Table1.D2" office:value-type="string">
            <text:p text:style-name="P55">Y</text:p>
          </table:table-cell>
        </table:table-row>
        <table:table-row>
          <table:table-cell table:style-name="Table1.A2" office:value-type="string">
            <text:p text:style-name="P54">OB_SPG-<text:span text:style-name="T34">23</text:span></text:p>
            <text:p text:style-name="P54">IB_ES_AUTO</text:p>
          </table:table-cell>
          <table:table-cell table:style-name="Table1.A2" office:value-type="string">
            <text:p text:style-name="P53">Engine Controls Not <text:s/>In Auto</text:p>
          </table:table-cell>
          <table:table-cell table:style-name="Table1.A2" office:value-type="string">
            <text:p text:style-name="P57">Knock Down ..AS_GenReadyForAuto</text:p>
          </table:table-cell>
          <table:table-cell table:style-name="Table1.D2" office:value-type="string">
            <text:p text:style-name="P55">N</text:p>
          </table:table-cell>
        </table:table-row>
        <table:table-row>
          <table:table-cell table:style-name="Table1.A2" office:value-type="string">
            <text:p text:style-name="P54">OB_SPG-<text:span text:style-name="T34">8</text:span></text:p>
            <text:p text:style-name="P54">IB_RBA1_LOPS</text:p>
          </table:table-cell>
          <table:table-cell table:style-name="Table1.A2" office:value-type="string">
            <text:p text:style-name="P53"><text:s/>Low Oil Pressure Shutdown</text:p>
          </table:table-cell>
          <table:table-cell table:style-name="Table1.A2" office:value-type="string">
            <text:p text:style-name="P56">SYS_GeneratorFault</text:p>
            <text:p text:style-name="P56">Knock Down ..AS_GenReadyForAuto</text:p>
          </table:table-cell>
          <table:table-cell table:style-name="Table1.D2" office:value-type="string">
            <text:p text:style-name="P55">Y</text:p>
          </table:table-cell>
        </table:table-row>
        <table:table-row>
          <table:table-cell table:style-name="Table1.A2" office:value-type="string">
            <text:p text:style-name="P54">OB_SPG-<text:span text:style-name="T34">9</text:span></text:p>
            <text:p text:style-name="P54">IB_RBA1_HWTS</text:p>
          </table:table-cell>
          <table:table-cell table:style-name="Table1.A2" office:value-type="string">
            <text:p text:style-name="P53">High Water Temperature Shutdown</text:p>
          </table:table-cell>
          <table:table-cell table:style-name="Table1.A2" office:value-type="string">
            <text:p text:style-name="P56">SYS_GeneratorFault</text:p>
            <text:p text:style-name="P56">Knock Down ..AS_GenReadyForAuto</text:p>
          </table:table-cell>
          <table:table-cell table:style-name="Table1.D2" office:value-type="string">
            <text:p text:style-name="P55">Y</text:p>
          </table:table-cell>
        </table:table-row>
        <table:table-row>
          <table:table-cell table:style-name="Table1.A2" office:value-type="string">
            <text:p text:style-name="P54">OB_SPG-<text:span text:style-name="T34">7</text:span></text:p>
            <text:p text:style-name="P54">IB_RBA1_OSS</text:p>
          </table:table-cell>
          <table:table-cell table:style-name="Table1.A2" office:value-type="string">
            <text:p text:style-name="P54">Over Speed Shutdown</text:p>
          </table:table-cell>
          <table:table-cell table:style-name="Table1.A2" office:value-type="string">
            <text:p text:style-name="P56">SYS_GeneratorFault</text:p>
            <text:p text:style-name="P56">Knock Down ..AS_GenReadyForAuto</text:p>
          </table:table-cell>
          <table:table-cell table:style-name="Table1.D2" office:value-type="string">
            <text:p text:style-name="P55">Y</text:p>
          </table:table-cell>
        </table:table-row>
        <table:table-row>
          <table:table-cell table:style-name="Table1.A2" office:value-type="string">
            <text:p text:style-name="P54">OB_SPG-<text:span text:style-name="T34">15</text:span></text:p>
            <text:p text:style-name="P54">IB_86U</text:p>
          </table:table-cell>
          <table:table-cell table:style-name="Table1.A2" office:value-type="string">
            <text:p text:style-name="P53">Utility Breaker Tripped <text:s text:c="2"/><text:span text:style-name="T35">86U</text:span></text:p>
          </table:table-cell>
          <table:table-cell table:style-name="Table1.A2" office:value-type="string">
            <text:p text:style-name="P57">Knock Down ..AS_GenReadyForAuto</text:p>
          </table:table-cell>
          <table:table-cell table:style-name="Table1.D2" office:value-type="string">
            <text:p text:style-name="P55">Y</text:p>
          </table:table-cell>
        </table:table-row>
        <table:table-row>
          <table:table-cell table:style-name="Table1.A2" office:value-type="string">
            <text:p text:style-name="P54">OB_SPG-<text:span text:style-name="T34">10</text:span></text:p>
            <text:p text:style-name="P54">IB_86G</text:p>
          </table:table-cell>
          <table:table-cell table:style-name="Table1.A2" office:value-type="string">
            <text:p text:style-name="P53"><text:s/>Generator Breaker Tripped <text:s/><text:span text:style-name="T35">86G</text:span></text:p>
          </table:table-cell>
          <table:table-cell table:style-name="Table1.A2" office:value-type="string">
            <text:p text:style-name="P57">Knock Down ..AS_GenReadyForAuto</text:p>
          </table:table-cell>
          <table:table-cell table:style-name="Table1.D2" office:value-type="string">
            <text:p text:style-name="P55">Y</text:p>
          </table:table-cell>
        </table:table-row>
        <table:table-row>
          <table:table-cell table:style-name="Table1.A2" office:value-type="string">
            <text:p text:style-name="P54">OB_SPG-<text:span text:style-name="T34">24</text:span></text:p>
            <text:p text:style-name="P54">IB_PCRM_ECNIA</text:p>
          </table:table-cell>
          <table:table-cell table:style-name="Table1.A2" office:value-type="string">
            <text:p text:style-name="P53">Switch Gear Controls Not in Auto</text:p>
          </table:table-cell>
          <table:table-cell table:style-name="Table1.A2" office:value-type="string">
            <text:p text:style-name="P57">Knock Down ..AS_GenReadyForAuto</text:p>
          </table:table-cell>
          <table:table-cell table:style-name="Table1.D2" office:value-type="string">
            <text:p text:style-name="P55">N</text:p>
          </table:table-cell>
        </table:table-row>
        <table:table-row>
          <table:table-cell table:style-name="Table1.A2" office:value-type="string">
            <text:p text:style-name="P54">OB_SPG-<text:span text:style-name="T34">11</text:span></text:p>
            <text:p text:style-name="P54">IB_ESPB</text:p>
          </table:table-cell>
          <table:table-cell table:style-name="Table1.A2" office:value-type="string">
            <text:p text:style-name="P53"><text:s/>Remote Emergency Stop Shutdown</text:p>
          </table:table-cell>
          <table:table-cell table:style-name="Table1.A2" office:value-type="string">
            <text:p text:style-name="P57">SYS_GeneratorFault</text:p>
            <text:p text:style-name="P57">Knock Down ..AS_GenReadyForAuto</text:p>
          </table:table-cell>
          <table:table-cell table:style-name="Table1.D2" office:value-type="string">
            <text:p text:style-name="P55">Y</text:p>
          </table:table-cell>
        </table:table-row>
        <table:table-row>
          <table:table-cell table:style-name="Table1.A2" office:value-type="string">
            <text:p text:style-name="P54">OB_SPG-<text:span text:style-name="T34">21</text:span></text:p>
            <text:p text:style-name="P54">IB_STS</text:p>
          </table:table-cell>
          <table:table-cell table:style-name="Table1.A2" office:value-type="string">
            <text:p text:style-name="P53">System Load Test On</text:p>
          </table:table-cell>
          <table:table-cell table:style-name="Table1.A2" office:value-type="string">
            <text:p text:style-name="P60">Nothing</text:p>
          </table:table-cell>
          <table:table-cell table:style-name="Table1.D2" office:value-type="string">
            <text:p text:style-name="P55">N</text:p>
          </table:table-cell>
        </table:table-row>
        <table:table-row>
          <table:table-cell table:style-name="Table1.A2" office:value-type="string">
            <text:p text:style-name="P54">IOB_SPG-<text:span text:style-name="T34">22</text:span></text:p>
            <text:p text:style-name="P54">IB_ES_TEST_OFFLINE</text:p>
          </table:table-cell>
          <table:table-cell table:style-name="Table1.A2" office:value-type="string">
            <text:p text:style-name="P54">No-Load Test Mode On</text:p>
          </table:table-cell>
          <table:table-cell table:style-name="Table1.A2" office:value-type="string">
            <text:p text:style-name="P60">Nothing</text:p>
          </table:table-cell>
          <table:table-cell table:style-name="Table1.D2" office:value-type="string">
            <text:p text:style-name="P55">N</text:p>
          </table:table-cell>
        </table:table-row>
        <table:table-row>
          <table:table-cell table:style-name="Table1.A2" office:value-type="string">
            <text:p text:style-name="P54">IOB_SPG-<text:span text:style-name="T34">16</text:span></text:p>
            <text:p text:style-name="P54">IB_LFDTS</text:p>
          </table:table-cell>
          <table:table-cell table:style-name="Table1.A2" office:value-type="string">
            <text:p text:style-name="P54">Low Fuel Day Tank Alarm</text:p>
          </table:table-cell>
          <table:table-cell table:style-name="Table1.A2" office:value-type="string">
            <text:p text:style-name="P56">SYS_Generato<text:span text:style-name="T36">rWarning</text:span></text:p>
            <text:p text:style-name="P56">Knock Down ..AS_GenReadyForAuto</text:p>
          </table:table-cell>
          <table:table-cell table:style-name="Table1.D2" office:value-type="string">
            <text:p text:style-name="P59">Y</text:p>
          </table:table-cell>
        </table:table-row>
        <table:table-row>
          <table:table-cell table:style-name="Table1.A2" office:value-type="string">
            <text:p text:style-name="P54">IOB_SPG-<text:span text:style-name="T34">20</text:span></text:p>
            <text:p text:style-name="P54">IB_27U</text:p>
          </table:table-cell>
          <table:table-cell table:style-name="Table1.A2" office:value-type="string">
            <text:p text:style-name="P59">Utility Power Failure</text:p>
          </table:table-cell>
          <table:table-cell table:style-name="Table1.A2" office:value-type="string">
            <text:p text:style-name="P60">Nothing</text:p>
          </table:table-cell>
          <table:table-cell table:style-name="Table1.D2" office:value-type="string">
            <text:p text:style-name="P59">N</text:p>
          </table:table-cell>
        </table:table-row>
        <table:table-row>
          <table:table-cell table:style-name="Table1.A2" office:value-type="string">
            <text:p text:style-name="P54">IOB_SPG-<text:span text:style-name="T34">13</text:span></text:p>
            <text:p text:style-name="P54">IB_49-1</text:p>
          </table:table-cell>
          <table:table-cell table:style-name="Table1.A2" office:value-type="string">
            <text:p text:style-name="P59">High Stater Temperature, Pre-Alarm</text:p>
          </table:table-cell>
          <table:table-cell table:style-name="Table1.A2" office:value-type="string">
            <text:p text:style-name="P56">SYS_Generato<text:span text:style-name="T36">rWarning</text:span></text:p>
            <text:p text:style-name="P56">Knock Down ..AS_GenReadyForAuto</text:p>
          </table:table-cell>
          <table:table-cell table:style-name="Table1.D2" office:value-type="string">
            <text:p text:style-name="P59">Y</text:p>
          </table:table-cell>
        </table:table-row>
        <table:table-row>
          <table:table-cell table:style-name="Table1.A2" office:value-type="string">
            <text:p text:style-name="P54">IOB_SPG-<text:span text:style-name="T34">18</text:span></text:p>
            <text:p text:style-name="P54">IB_49-2</text:p>
          </table:table-cell>
          <table:table-cell table:style-name="Table1.A2" office:value-type="string">
            <text:p text:style-name="P59">High Stater Temperature, Shutdown</text:p>
          </table:table-cell>
          <table:table-cell table:style-name="Table1.A2" office:value-type="string">
            <text:p text:style-name="P56">SYS_GeneratorFault</text:p>
            <text:p text:style-name="P56">Knock Down ..AS_GenReadyForAuto</text:p>
          </table:table-cell>
          <table:table-cell table:style-name="Table1.D2" office:value-type="string">
            <text:p text:style-name="P59">Y</text:p>
          </table:table-cell>
        </table:table-row>
        <table:table-row>
          <table:table-cell table:style-name="Table1.A2" office:value-type="string">
            <text:p text:style-name="P54">IOB_SPG-<text:span text:style-name="T34">14</text:span></text:p>
            <text:p text:style-name="P54">IB_UFM</text:p>
          </table:table-cell>
          <table:table-cell table:style-name="Table1.A2" office:value-type="string">
            <text:p text:style-name="P59">Buss Overload</text:p>
          </table:table-cell>
          <table:table-cell table:style-name="Table1.A2" office:value-type="string">
            <text:p text:style-name="P60">Nothing</text:p>
          </table:table-cell>
          <table:table-cell table:style-name="Table1.D2" office:value-type="string">
            <text:p text:style-name="P59">N</text:p>
          </table:table-cell>
        </table:table-row>
      </table:table>
      <text:h text:style-name="P84" text:outline-level="1"/>
      <text:h text:style-name="P45" text:outline-level="2"/>
      <text:h text:style-name="P46" text:outline-level="2"><text:span text:style-name="T37">HMI </text:span>Alarms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h text:style-name="P85" text:outline-level="1"><text:span text:style-name="T35">OB_</text:span>Tag</text:h>
            <text:h text:style-name="P86" text:outline-level="1">IB_Tag</text:h>
          </table:table-cell>
          <table:table-cell table:style-name="Table2.A1" office:value-type="string">
            <text:h text:style-name="P85" text:outline-level="1">Description</text:h>
          </table:table-cell>
          <table:table-cell table:style-name="Table2.C1" office:value-type="string">
            <text:h text:style-name="P85" text:outline-level="1">Action</text:h>
          </table:table-cell>
        </table:table-row>
        <table:table-row>
          <table:table-cell table:style-name="Table2.A2" office:value-type="string">
            <text:p text:style-name="P53">ALM_52F1_Trip</text:p>
            <text:p text:style-name="P53">ALM_52F1_<text:span text:style-name="T37">Close</text:span></text:p>
          </table:table-cell>
          <table:table-cell table:style-name="Table2.A2" office:value-type="string">
            <text:p text:style-name="P61">Feeder Breaker Failed to Trip</text:p>
            <text:p text:style-name="P61">Feeder Breaker Failed to Close</text:p>
          </table:table-cell>
          <table:table-cell table:style-name="Table2.C2" office:value-type="string">
            <text:p text:style-name="P64"/>
          </table:table-cell>
        </table:table-row>
        <table:table-row>
          <table:table-cell table:style-name="Table2.A2" office:value-type="string">
            <text:p text:style-name="P53">ALM_52F<text:span text:style-name="T37">2</text:span>_Trip</text:p>
            <text:p text:style-name="P53">ALM_52F<text:span text:style-name="T37">2</text:span>_<text:span text:style-name="T37">Close</text:span></text:p>
          </table:table-cell>
          <table:table-cell table:style-name="Table2.A2" office:value-type="string">
            <text:p text:style-name="P61">Feeder Breaker Failed to Trip</text:p>
            <text:p text:style-name="P61">Feeder Breaker Failed to Close</text:p>
          </table:table-cell>
          <table:table-cell table:style-name="Table2.C2" office:value-type="string">
            <text:p text:style-name="P61">Nothing</text:p>
          </table:table-cell>
        </table:table-row>
        <table:table-row>
          <table:table-cell table:style-name="Table2.A2" office:value-type="string">
            <text:p text:style-name="P53">ALM_52F<text:span text:style-name="T37">3</text:span>_Trip</text:p>
            <text:p text:style-name="P53">ALM_52F<text:span text:style-name="T37">3</text:span>_<text:span text:style-name="T37">Close</text:span></text:p>
          </table:table-cell>
          <table:table-cell table:style-name="Table2.A2" office:value-type="string">
            <text:p text:style-name="P61">Feeder Breaker Failed to Trip</text:p>
            <text:p text:style-name="P61">Feeder Breaker Failed to Close</text:p>
          </table:table-cell>
          <table:table-cell table:style-name="Table2.C2" office:value-type="string">
            <text:p text:style-name="P61">Nothing</text:p>
          </table:table-cell>
        </table:table-row>
        <table:table-row>
          <table:table-cell table:style-name="Table2.A2" office:value-type="string">
            <text:p text:style-name="P53">ALM_52F<text:span text:style-name="T37">5</text:span>_Trip</text:p>
            <text:p text:style-name="P53">ALM_52F<text:span text:style-name="T37">5</text:span>_<text:span text:style-name="T37">Close</text:span></text:p>
          </table:table-cell>
          <table:table-cell table:style-name="Table2.A2" office:value-type="string">
            <text:p text:style-name="P61">Feeder Breaker Failed to Trip</text:p>
            <text:p text:style-name="P61">Feeder Breaker Failed to Close</text:p>
          </table:table-cell>
          <table:table-cell table:style-name="Table2.C2" office:value-type="string">
            <text:p text:style-name="P61">Nothing</text:p>
          </table:table-cell>
        </table:table-row>
        <table:table-row>
          <table:table-cell table:style-name="Table2.A2" office:value-type="string">
            <text:p text:style-name="P53">ALM_52F<text:span text:style-name="T38">6</text:span>_Trip</text:p>
            <text:p text:style-name="P53">ALM_52F<text:span text:style-name="T38">6</text:span>_<text:span text:style-name="T37">Close</text:span></text:p>
          </table:table-cell>
          <table:table-cell table:style-name="Table2.A2" office:value-type="string">
            <text:p text:style-name="P61">Feeder Breaker Failed to Trip</text:p>
            <text:p text:style-name="P61">Feeder Breaker Failed to Close</text:p>
          </table:table-cell>
          <table:table-cell table:style-name="Table2.C2" office:value-type="string">
            <text:p text:style-name="P61">Nothing</text:p>
          </table:table-cell>
        </table:table-row>
        <table:table-row>
          <table:table-cell table:style-name="Table2.A2" office:value-type="string">
            <text:p text:style-name="P53">ALM_52F<text:span text:style-name="T38">7</text:span>_Trip</text:p>
            <text:p text:style-name="P53">ALM_52F<text:span text:style-name="T38">7</text:span>_<text:span text:style-name="T37">Close</text:span></text:p>
          </table:table-cell>
          <table:table-cell table:style-name="Table2.A2" office:value-type="string">
            <text:p text:style-name="P61">Feeder Breaker Failed to Trip</text:p>
            <text:p text:style-name="P61">Feeder Breaker Failed to Close</text:p>
          </table:table-cell>
          <table:table-cell table:style-name="Table2.C2" office:value-type="string">
            <text:p text:style-name="P61">Nothing</text:p>
          </table:table-cell>
        </table:table-row>
        <table:table-row>
          <table:table-cell table:style-name="Table2.A2" office:value-type="string">
            <text:p text:style-name="P53">ALM_52F<text:span text:style-name="T38">8</text:span>_Trip</text:p>
            <text:p text:style-name="P53">ALM_52F<text:span text:style-name="T38">8</text:span>_<text:span text:style-name="T37">Close</text:span></text:p>
          </table:table-cell>
          <table:table-cell table:style-name="Table2.A2" office:value-type="string">
            <text:p text:style-name="P61">Feeder Breaker Failed to Trip</text:p>
            <text:p text:style-name="P61">Feeder Breaker Failed to Close</text:p>
          </table:table-cell>
          <table:table-cell table:style-name="Table2.C2" office:value-type="string">
            <text:p text:style-name="P61">Nothing</text:p>
          </table:table-cell>
        </table:table-row>
        <table:table-row>
          <table:table-cell table:style-name="Table2.A2" office:value-type="string">
            <text:p text:style-name="P53">ALM_52F<text:span text:style-name="T38">9</text:span>_Trip</text:p>
            <text:p text:style-name="P53">ALM_52F<text:span text:style-name="T38">9</text:span>_<text:span text:style-name="T37">Close</text:span></text:p>
          </table:table-cell>
          <table:table-cell table:style-name="Table2.A2" office:value-type="string">
            <text:p text:style-name="P61">Feeder Breaker Failed to Trip</text:p>
            <text:p text:style-name="P61">Feeder Breaker Failed to Close</text:p>
          </table:table-cell>
          <table:table-cell table:style-name="Table2.C2" office:value-type="string">
            <text:p text:style-name="P61">Nothing</text:p>
          </table:table-cell>
        </table:table-row>
        <table:table-row>
          <table:table-cell table:style-name="Table2.A2" office:value-type="string">
            <text:p text:style-name="P53">ALM_52<text:span text:style-name="T39">G</text:span>_Trip</text:p>
            <text:p text:style-name="P53">ALM_52<text:span text:style-name="T39">G</text:span>_<text:span text:style-name="T37">Close</text:span></text:p>
          </table:table-cell>
          <table:table-cell table:style-name="Table2.A2" office:value-type="string">
            <text:p text:style-name="P61">Feeder Breaker Failed to Trip</text:p>
            <text:p text:style-name="P61">Feeder Breaker Failed to Close</text:p>
          </table:table-cell>
          <table:table-cell table:style-name="Table2.C2" office:value-type="string">
            <text:p text:style-name="P61">Nothing</text:p>
          </table:table-cell>
        </table:table-row>
        <table:table-row>
          <table:table-cell table:style-name="Table2.A2" office:value-type="string">
            <text:p text:style-name="P53">ALM_52<text:span text:style-name="T39">U</text:span>_Trip</text:p>
            <text:p text:style-name="P53">ALM_52<text:span text:style-name="T39">U</text:span>_<text:span text:style-name="T37">Close</text:span></text:p>
          </table:table-cell>
          <table:table-cell table:style-name="Table2.A2" office:value-type="string">
            <text:p text:style-name="P61">Feeder Breaker Failed to Trip</text:p>
            <text:p text:style-name="P61">Feeder Breaker Failed to Close</text:p>
          </table:table-cell>
          <table:table-cell table:style-name="Table2.C2" office:value-type="string">
            <text:p text:style-name="P61">Nothing</text:p>
          </table:table-cell>
        </table:table-row>
        <table:table-row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C2" office:value-type="string">
            <text:p text:style-name="P53"/>
          </table:table-cell>
        </table:table-row>
      </table:table>
      <text:p text:style-name="Text_20_body"/>
      <text:h text:style-name="P52" text:outline-level="1">Parts List</text:h>
      <text:p text:style-name="P19">1- <text:span text:style-name="T7">EA9-T15CL-R</text:span> (screen)</text:p>
      <text:p text:style-name="Text_20_body"><text:span text:style-name="T10">1- </text:span><text:a xlink:type="simple" xlink:href="https://www.automationdirect.com/adc/shopping/catalog/programmable_controllers/productivity_series_controllers/productivity3000_(modular_programmable_controller)/cpus_(remote_-a-_expansion)/p3-550e" office:target-frame-name="_blank" xlink:show="new" text:style-name="Internet_20_link" text:visited-style-name="Visited_20_Internet_20_Link"><text:span text:style-name="T8">P3-550E</text:span></text:a><text:span text:style-name="T10"> (CPU)</text:span></text:p>
      <text:p text:style-name="Text_20_body"><text:span text:style-name="T10">1- </text:span><text:a xlink:type="simple" xlink:href="https://www.automationdirect.com/adc/shopping/catalog/programmable_controllers/productivity_series_controllers/productivity3000_(modular_programmable_controller)/bases_-a-_expansions/p3-08b" office:target-frame-name="_blank" xlink:show="new" text:style-name="Internet_20_link" text:visited-style-name="Visited_20_Internet_20_Link"><text:span text:style-name="T8">P3-08B</text:span></text:a><text:span text:style-name="T10"> (Base)</text:span></text:p>
      <text:p text:style-name="Text_20_body"><text:span text:style-name="T10">1- </text:span><text:a xlink:type="simple" xlink:href="https://www.automationdirect.com/adc/shopping/catalog/programmable_controllers/productivity_series_controllers/productivity3000_(modular_programmable_controller)/base_power_supplies/p3-01ac" office:target-frame-name="_blank" xlink:show="new" text:style-name="Internet_20_link" text:visited-style-name="Visited_20_Internet_20_Link"><text:span text:style-name="T8">P3-01AC</text:span></text:a><text:span text:style-name="T10"> (Power supply)</text:span></text:p>
      <text:p text:style-name="Text_20_body"><text:span text:style-name="T10">3- </text:span><text:a xlink:type="simple" xlink:href="https://www.automationdirect.com/adc/shopping/catalog/programmable_controllers/productivity_series_controllers/productivity3000_(modular_programmable_controller)/dc_i-z-o/p3-08nd3s" office:target-frame-name="_blank" xlink:show="new" text:style-name="Internet_20_link" text:visited-style-name="Visited_20_Internet_20_Link"><text:span text:style-name="T8">P3-16ND3</text:span></text:a><text:a xlink:type="simple" xlink:href="https://www.automationdirect.com/adc/shopping/catalog/programmable_controllers/productivity_series_controllers/productivity3000_(modular_programmable_controller)/dc_i-z-o/p3-08nd3s" office:target-frame-name="_blank" xlink:show="new" text:style-name="Internet_20_link" text:visited-style-name="Visited_20_Internet_20_Link"><text:span text:style-name="T9"> </text:span></text:a><text:span text:style-name="T10">(24vdc inputs)</text:span></text:p>
      <text:p text:style-name="Text_20_body"><text:span text:style-name="T10">3- </text:span><text:a xlink:type="simple" xlink:href="https://www.automationdirect.com/adc/shopping/catalog/programmable_controllers/productivity_series_controllers/productivity3000_(modular_programmable_controller)/ac_i-z-o_(relay_outputs)/p3-16tr" office:target-frame-name="_blank" xlink:show="new" text:style-name="Internet_20_link" text:visited-style-name="Visited_20_Internet_20_Link"><text:span text:style-name="T8">P3-16TR</text:span></text:a><text:span text:style-name="T10"> (Relay outputs</text:span></text:p>
      <text:p text:style-name="Text_20_body"><text:span text:style-name="T10">2- </text:span><text:a xlink:type="simple" xlink:href="https://www.automationdirect.com/adc/shopping/catalog/programmable_controllers/productivity_series_controllers/productivity3000_(modular_programmable_controller)/motion_-a-_specialty_modules/p3-fill" office:target-frame-name="_blank" xlink:show="new" text:style-name="Internet_20_link" text:visited-style-name="Visited_20_Internet_20_Link"><text:span text:style-name="T8">P3-FILL</text:span></text:a><text:span text:style-name="T10"> (Blank fillers)</text:span></text:p>
      <text:p text:style-name="P19">3- P3-RTB (Terminal blocks)</text:p>
      <text:p text:style-name="Text_20_body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tru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2598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5in" fo:margin-right="0in" fo:margin-top="0.0972in" fo:margin-bottom="0.0835in" loext:contextual-spacing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top="0in" fo:margin-bottom="0.0835in" loext:contextual-spacing="tru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7in" fo:margin-left="0.9in" fo:margin-right="0.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Page <text:page-number text:select-page="current">9</text:page-number><text:s/>of <text:page-count style:num-format="1"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Smith</meta:initial-creator>
    <meta:creation-date>2008-07-30T07:57:00</meta:creation-date>
    <dc:date>2020-02-03T16:17:29.333000000</dc:date>
    <meta:print-date>2020-01-31T15:21:45.631000000</meta:print-date>
    <meta:editing-cycles>49</meta:editing-cycles>
    <meta:editing-duration>PT7H41M33S</meta:editing-duration>
    <meta:generator>LibreOffice/6.0.4.2$Windows_X86_64 LibreOffice_project/9b0d9b32d5dcda91d2f1a96dc04c645c450872bf</meta:generator>
    <meta:document-statistic meta:table-count="2" meta:image-count="0" meta:object-count="0" meta:page-count="9" meta:paragraph-count="366" meta:word-count="1543" meta:character-count="10148" meta:non-whitespace-character-count="9006"/>
  </office:meta>
</office:document-meta>
</file>